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text-properties fo:font-family="FreeMono" style:font-family-generic="modern" style:font-pitch="fixed" fo:font-size="16pt" style:font-size-asian="16pt" style:font-size-complex="16pt"/>
    </style:style>
    <style:style style:name="P2" style:family="paragraph">
      <style:text-properties fo:font-family="FreeSans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FreeMono" style:font-family-generic="modern" style:font-pitch="fixed" fo:font-size="16pt" style:font-size-asian="16pt" style:font-size-complex="16pt"/>
    </style:style>
    <style:style style:name="T2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family="FreeMono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family="FreeSans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36cm" svg:height="0.814cm" svg:x="6.815cm" svg:y="3.54cm">
          <draw:text-box>
            <text:p><text:span text:style-name="T1">CC</text:span><text:span text:style-name="T2">HHH</text:span><text:span text:style-name="T1">CCCCC</text:span><text:span text:style-name="T2">HHHHHH</text:span><text:span text:style-name="T1">CCC</text:span></text:p>
          </draw:text-box>
        </draw:frame>
        <draw:frame draw:style-name="gr1" draw:text-style-name="P1" draw:layer="layout" svg:width="6.937cm" svg:height="0.814cm" svg:x="6.817cm" svg:y="4.683cm">
          <draw:text-box>
            <text:p><text:span text:style-name="T1">CCCCCCC</text:span><text:span text:style-name="T2">HHHH</text:span><text:span text:style-name="T3">C</text:span><text:span text:style-name="T1">CC</text:span><text:span text:style-name="T2">HH</text:span><text:span text:style-name="T3">C</text:span><text:span text:style-name="T1">CC</text:span></text:p>
          </draw:text-box>
        </draw:frame>
        <draw:frame draw:style-name="gr1" draw:text-style-name="P2" draw:layer="layout" svg:width="1.679cm" svg:height="0.801cm" svg:x="5.303cm" svg:y="4.655cm">
          <draw:text-box>
            <text:p><text:span text:style-name="T4">PRED</text:span></text:p>
          </draw:text-box>
        </draw:frame>
        <draw:frame draw:style-name="gr1" draw:text-style-name="P2" draw:layer="layout" svg:width="1.353cm" svg:height="0.801cm" svg:x="5.293cm" svg:y="3.54cm">
          <draw:text-box>
            <text:p><text:span text:style-name="T4">EXP</text:span></text:p>
          </draw:text-box>
        </draw:frame>
        <draw:frame draw:style-name="gr2" draw:layer="layout" svg:width="0.697cm" svg:height="0.739cm" svg:x="7.885cm" svg:y="3.0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97cm" svg:height="0.739cm" svg:x="11.086cm" svg:y="3.0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733cm" svg:height="0.739cm" svg:x="9.786cm" svg:y="4.15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733cm" svg:height="0.739cm" svg:x="11.787cm" svg:y="4.1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" draw:text-style-name="P3" draw:layer="layout" svg:x1="12.481cm" svg:y1="5.445cm" svg:x2="11.846cm" svg:y2="5.445cm">
          <text:p/>
        </draw:line>
        <draw:line draw:style-name="gr3" draw:text-style-name="P3" draw:layer="layout" svg:x1="10.474cm" svg:y1="5.445cm" svg:x2="10.804cm" svg:y2="5.445cm">
          <text:p/>
        </draw:line>
        <draw:custom-shape draw:style-name="gr4" draw:text-style-name="P3" draw:layer="layout" svg:width="3.023cm" svg:height="0.152cm" svg:x="9.455cm" svg:y="5.6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007cm" svg:height="0.152cm" svg:x="10.474cm" svg:y="5.9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 Mono'" style:font-style-name="Roman" style:font-family-generic="modern" style:font-pitch="fixed" fo:font-size="13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Brigant</meta:initial-creator>
    <meta:creation-date>2012-12-15T00:14:30</meta:creation-date>
    <dc:date>2012-12-17T00:54:05</dc:date>
    <dc:creator>Vladimir Brigant</dc:creator>
    <meta:editing-duration>PT00H57M08S</meta:editing-duration>
    <meta:editing-cycles>25</meta:editing-cycles>
    <meta:generator>OpenOffice.org/3.2$Linux OpenOffice.org_project/320m19$Build-9505</meta:generator>
    <meta:document-statistic meta:object-count="12"/>
  </office:meta>
</office:document-meta>
</file>

<file path=Object 1/content.xml><?xml version="1.0" encoding="utf-8"?>
<math xmlns="http://www.w3.org/1998/Math/MathML">
  <semantics>
    <mstyle mathsize="15pt">
      <mrow>
        <msubsup>
          <mo stretchy="false">α</mo>
          <mi>e</mi>
          <mn>1</mn>
        </msubsup>
      </mrow>
    </mstyle>
    <annotation encoding="StarMath 5.0">size 15{%alpha^{1}_{e}}</annotation>
  </semantics>
</math>
</file>

<file path=Object 2/content.xml><?xml version="1.0" encoding="utf-8"?>
<math xmlns="http://www.w3.org/1998/Math/MathML">
  <semantics>
    <mstyle mathsize="15pt">
      <mrow>
        <msubsup>
          <mo stretchy="false">α</mo>
          <mi>e</mi>
          <mn>2</mn>
        </msubsup>
      </mrow>
    </mstyle>
    <annotation encoding="StarMath 5.0">size 15{%alpha^{2}_{e}}</annotation>
  </semantics>
</math>
</file>

<file path=Object 3/content.xml><?xml version="1.0" encoding="utf-8"?>
<math xmlns="http://www.w3.org/1998/Math/MathML">
  <semantics>
    <mstyle mathsize="15pt">
      <mrow>
        <msubsup>
          <mo stretchy="false">α</mo>
          <mi>p</mi>
          <mn>1</mn>
        </msubsup>
      </mrow>
    </mstyle>
    <annotation encoding="StarMath 5.0">size 15{%alpha^{1}_{p}}</annotation>
  </semantics>
</math>
</file>

<file path=Object 4/content.xml><?xml version="1.0" encoding="utf-8"?>
<math xmlns="http://www.w3.org/1998/Math/MathML">
  <semantics>
    <mstyle mathsize="15pt">
      <mrow>
        <msubsup>
          <mo stretchy="false">α</mo>
          <mi>p</mi>
          <mn>2</mn>
        </msubsup>
      </mrow>
    </mstyle>
    <annotation encoding="StarMath 5.0">size 15{%alpha^{2}_{p}}</annotation>
  </semantics>
</math>
</file>